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73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2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row table:style-name="ro1" table:number-rows-repeated="4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Tiempo (s)</text:p>
          </table:table-cell>
          <table:table-cell table:style-name="ce1" office:value-type="string" calcext:value-type="string">
            <text:p>Freq Acc/Gyro (Hz)</text:p>
          </table:table-cell>
          <table:table-cell table:style-name="ce1" office:value-type="string" calcext:value-type="string">
            <text:p>Freq magn (Hz)</text:p>
          </table:table-cell>
          <table:table-cell table:style-name="ce1" office:value-type="string" calcext:value-type="string">
            <text:p>Tamaño (MB)</text:p>
          </table:table-cell>
          <table:table-cell table:style-name="ce1" office:value-type="string" calcext:value-type="string">
            <text:p>Nod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0.0041" calcext:value-type="float">
            <text:p>0,0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float" office:value="0.005" calcext:value-type="float">
            <text:p>0,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.5</text:p>
          </table:table-cell>
          <table:table-cell office:value-type="float" office:value="40" calcext:value-type="float">
            <text:p>40</text:p>
          </table:table-cell>
          <table:table-cell office:value-type="float" office:value="0.0056" calcext:value-type="float">
            <text:p>0,0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0.238" calcext:value-type="float">
            <text:p>0,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float" office:value="0.2968" calcext:value-type="float">
            <text:p>0,2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9.5</text:p>
          </table:table-cell>
          <table:table-cell office:value-type="float" office:value="40" calcext:value-type="float">
            <text:p>40</text:p>
          </table:table-cell>
          <table:table-cell office:value-type="float" office:value="0.6199" calcext:value-type="float">
            <text:p>0,6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2.4802" calcext:value-type="float">
            <text:p>2,4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float" office:value="2.9808" calcext:value-type="float">
            <text:p>2,9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9.5</text:p>
          </table:table-cell>
          <table:table-cell office:value-type="float" office:value="40" calcext:value-type="float">
            <text:p>40</text:p>
          </table:table-cell>
          <table:table-cell office:value-type="float" office:value="6.2726" calcext:value-type="float">
            <text:p>6,27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4.8216" calcext:value-type="float">
            <text:p>4,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float" office:value="5.963" calcext:value-type="float">
            <text:p>5,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9.5</text:p>
          </table:table-cell>
          <table:table-cell office:value-type="float" office:value="40" calcext:value-type="float">
            <text:p>40</text:p>
          </table:table-cell>
          <table:table-cell office:value-type="float" office:value="12.4372" calcext:value-type="float">
            <text:p>12,4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9.6469" calcext:value-type="float">
            <text:p>9,6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float" office:value="11.9057" calcext:value-type="float">
            <text:p>11,9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59.5</text:p>
          </table:table-cell>
          <table:table-cell office:value-type="float" office:value="40" calcext:value-type="float">
            <text:p>40</text:p>
          </table:table-cell>
          <table:table-cell office:value-type="float" office:value="24.495" calcext:value-type="float">
            <text:p>24,49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2:13:25.1358644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2:50.452931260</meta:creation-date>
    <meta:generator>LibreOffice/6.0.3.2$Linux_X86_64 LibreOffice_project/00m0$Build-2</meta:generator>
    <dc:date>2018-10-04T15:03:09.879572058</dc:date>
    <meta:editing-duration>PT3H24M50S</meta:editing-duration>
    <meta:editing-cycles>23</meta:editing-cycles>
    <meta:document-statistic meta:table-count="1" meta:cell-count="96" meta:object-count="0"/>
  </office:meta>
</office:document-meta>
</file>